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11200000298AA3D44DF355E59EA.png" manifest:media-type="image/png"/>
  <manifest:file-entry manifest:full-path="Pictures/1000000000000134000000AFFFA5443AD6DD0492.png" manifest:media-type="image/png"/>
  <manifest:file-entry manifest:full-path="Pictures/1000000000000134000000AF1667ADBFD18962E2.png" manifest:media-type="image/png"/>
  <manifest:file-entry manifest:full-path="Pictures/10000000000000D3000000920EB5CB46FA02FE76.png" manifest:media-type="image/png"/>
  <manifest:file-entry manifest:full-path="Pictures/10000000000001310000015A1160B804813F9C5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6cm, 0.3cm, 0.201cm, 0.28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51cm, 0.453cm, 0.401cm, 0.314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99cm, 0.5cm, 0.529cm, 0.34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86cm, 0.463cm, 1.242cm, 0.28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64cm, 1.148cm, 0.501cm, 0.799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64cm, 1.148cm, 9.301cm, 0.7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99cm" svg:height="3.399cm" svg:x="17.3cm" svg:y="2cm">
          <draw:image xlink:href="Pictures/10000000000000D3000000920EB5CB46FA02FE76.png" xlink:type="simple" xlink:show="embed" xlink:actuate="onLoad" loext:mime-type="image/png">
            <text:p/>
          </draw:image>
        </draw:frame>
        <draw:frame draw:style-name="gr2" draw:text-style-name="P1" draw:layer="layout" svg:width="7.299cm" svg:height="8.399cm" svg:x="2.101cm" svg:y="5.2cm">
          <draw:image xlink:href="Pictures/10000000000001310000015A1160B804813F9C53.png" xlink:type="simple" xlink:show="embed" xlink:actuate="onLoad" loext:mime-type="image/png">
            <text:p/>
          </draw:image>
        </draw:frame>
        <draw:frame draw:style-name="gr3" draw:text-style-name="P1" draw:layer="layout" svg:width="7.299cm" svg:height="3.699cm" svg:x="9.701cm" svg:y="2.001cm">
          <draw:image xlink:href="Pictures/1000000000000134000000AF1667ADBFD18962E2.png" xlink:type="simple" xlink:show="embed" xlink:actuate="onLoad" loext:mime-type="image/png">
            <text:p/>
          </draw:image>
        </draw:frame>
        <draw:frame draw:style-name="gr4" draw:text-style-name="P1" draw:layer="layout" svg:width="7.399cm" svg:height="2.999cm" svg:x="2.101cm" svg:y="2.001cm">
          <draw:image xlink:href="Pictures/1000000000000134000000AFFFA5443AD6DD0492.png" xlink:type="simple" xlink:show="embed" xlink:actuate="onLoad" loext:mime-type="image/png">
            <text:p/>
          </draw:image>
        </draw:frame>
        <draw:frame draw:style-name="gr5" draw:text-style-name="P1" draw:layer="layout" svg:width="5.299cm" svg:height="7.699cm" svg:x="16.9cm" svg:y="5.801cm">
          <draw:image xlink:href="Pictures/100000000000011200000298AA3D44DF355E59EA.png" xlink:type="simple" xlink:show="embed" xlink:actuate="onLoad" loext:mime-type="image/png">
            <text:p/>
          </draw:image>
        </draw:frame>
        <draw:frame draw:style-name="gr6" draw:text-style-name="P1" draw:layer="layout" svg:width="5.299cm" svg:height="7.699cm" svg:x="9.701cm" svg:y="5.801cm">
          <draw:image xlink:href="Pictures/100000000000011200000298AA3D44DF355E59E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3T20:53:57.862399014</meta:creation-date>
    <dc:date>2020-04-23T21:15:20.313372717</dc:date>
    <meta:editing-duration>PT11M12S</meta:editing-duration>
    <meta:editing-cycles>1</meta:editing-cycles>
    <meta:document-statistic meta:object-count="6"/>
    <meta:generator>LibreOffice/6.3.5.2$Linux_X86_64 LibreOffice_project/30$Build-2</meta:generator>
  </office:meta>
</office:document-meta>
</file>